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3a92" officeooo:paragraph-rsid="000a3a92"/>
    </style:style>
    <style:style style:name="P2" style:family="paragraph" style:parent-style-name="Standard">
      <style:paragraph-properties fo:text-align="start" style:justify-single-word="false"/>
      <style:text-properties officeooo:rsid="000a3a92" officeooo:paragraph-rsid="000a3a92"/>
    </style:style>
    <style:style style:name="P3" style:family="paragraph" style:parent-style-name="Standard">
      <style:paragraph-properties fo:text-align="start" style:justify-single-word="false"/>
      <style:text-properties fo:language="sr" fo:country="RS" officeooo:rsid="000aed6a" officeooo:paragraph-rsid="000aed6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a3a92" officeooo:paragraph-rsid="000a3a92"/>
    </style:style>
    <style:style style:name="P5" style:family="paragraph" style:parent-style-name="Standard" style:list-style-name="L2">
      <style:paragraph-properties fo:text-align="start" style:justify-single-word="false"/>
      <style:text-properties fo:language="sr" fo:country="RS" officeooo:rsid="000aed6a" officeooo:paragraph-rsid="000aed6a"/>
    </style:style>
    <style:style style:name="P6" style:family="paragraph" style:parent-style-name="Standard" style:list-style-name="L3">
      <style:paragraph-properties fo:text-align="start" style:justify-single-word="false"/>
      <style:text-properties fo:language="sr" fo:country="RS" officeooo:rsid="000aed6a" officeooo:paragraph-rsid="000aed6a"/>
    </style:style>
    <style:style style:name="P7" style:family="paragraph" style:parent-style-name="Standard" style:list-style-name="L4">
      <style:paragraph-properties fo:text-align="start" style:justify-single-word="false"/>
      <style:text-properties fo:language="sr" fo:country="RS" officeooo:rsid="000aed6a" officeooo:paragraph-rsid="000aed6a"/>
    </style:style>
    <style:style style:name="P8" style:family="paragraph" style:parent-style-name="Standard">
      <style:paragraph-properties fo:text-align="start" style:justify-single-word="false"/>
      <style:text-properties fo:language="sr" fo:country="RS" officeooo:rsid="000aed6a" officeooo:paragraph-rsid="000dbc1b"/>
    </style:style>
    <style:style style:name="P9" style:family="paragraph" style:parent-style-name="Standard" style:list-style-name="L5">
      <style:paragraph-properties fo:text-align="start" style:justify-single-word="false"/>
      <style:text-properties fo:language="sr" fo:country="RS" officeooo:rsid="000aed6a" officeooo:paragraph-rsid="000dbc1b"/>
    </style:style>
    <style:style style:name="P10" style:family="paragraph" style:parent-style-name="Standard" style:list-style-name="L6">
      <style:paragraph-properties fo:text-align="start" style:justify-single-word="false"/>
      <style:text-properties fo:language="sr" fo:country="RS" officeooo:rsid="000aed6a" officeooo:paragraph-rsid="000dbc1b"/>
    </style:style>
    <style:style style:name="P11" style:family="paragraph" style:parent-style-name="Standard">
      <style:paragraph-properties fo:text-align="start" style:justify-single-word="false"/>
      <style:text-properties fo:language="sr" fo:country="RS" officeooo:rsid="000aed6a" officeooo:paragraph-rsid="000f5370"/>
    </style:style>
    <style:style style:name="P12" style:family="paragraph" style:parent-style-name="Standard" style:list-style-name="L7">
      <style:paragraph-properties fo:text-align="start" style:justify-single-word="false"/>
      <style:text-properties fo:language="sr" fo:country="RS" officeooo:rsid="000aed6a" officeooo:paragraph-rsid="000f5370"/>
    </style:style>
    <style:style style:name="P13" style:family="paragraph" style:parent-style-name="Standard">
      <style:paragraph-properties fo:text-align="start" style:justify-single-word="false"/>
      <style:text-properties fo:language="sr" fo:country="RS" officeooo:rsid="000aed6a" officeooo:paragraph-rsid="00109a1a"/>
    </style:style>
    <style:style style:name="P14" style:family="paragraph" style:parent-style-name="Standard" style:list-style-name="L8">
      <style:paragraph-properties fo:text-align="start" style:justify-single-word="false"/>
      <style:text-properties fo:language="sr" fo:country="RS" officeooo:rsid="000aed6a" officeooo:paragraph-rsid="00109a1a"/>
    </style:style>
    <style:style style:name="P15" style:family="paragraph" style:parent-style-name="Standard" style:list-style-name="L9">
      <style:paragraph-properties fo:text-align="start" style:justify-single-word="false"/>
      <style:text-properties fo:language="sr" fo:country="RS" officeooo:rsid="000aed6a" officeooo:paragraph-rsid="00109a1a"/>
    </style:style>
    <style:style style:name="P16" style:family="paragraph" style:parent-style-name="Standard" style:list-style-name="L9">
      <style:paragraph-properties fo:text-align="start" style:justify-single-word="false"/>
      <style:text-properties fo:language="sr" fo:country="RS" fo:font-style="italic" fo:font-weight="bold" officeooo:rsid="000aed6a" officeooo:paragraph-rsid="00109a1a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09a1a"/>
    </style:style>
    <style:style style:name="P18" style:family="paragraph" style:parent-style-name="Standard" style:list-style-name="L10">
      <style:paragraph-properties fo:text-align="start" style:justify-single-word="false"/>
      <style:text-properties officeooo:paragraph-rsid="00109a1a"/>
    </style:style>
    <style:style style:name="P19" style:family="paragraph" style:parent-style-name="Standard">
      <style:paragraph-properties fo:text-align="start" style:justify-single-word="false"/>
      <style:text-properties fo:font-size="14pt" fo:language="sr" fo:country="RS" style:text-underline-style="solid" style:text-underline-width="auto" style:text-underline-color="font-color" officeooo:rsid="000aed6a" officeooo:paragraph-rsid="00109a1a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language="sr" fo:country="RS" style:text-underline-style="solid" style:text-underline-width="auto" style:text-underline-color="font-color" officeooo:rsid="000aed6a" officeooo:paragraph-rsid="000f5370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109a1a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language="en" fo:country="US" officeooo:rsid="000dbc1b"/>
    </style:style>
    <style:style style:name="T3" style:family="text">
      <style:text-properties fo:language="en" fo:country="US" officeooo:rsid="00109a1a"/>
    </style:style>
    <style:style style:name="T4" style:family="text">
      <style:text-properties officeooo:rsid="000dbc1b"/>
    </style:style>
    <style:style style:name="T5" style:family="text">
      <style:text-properties fo:language="sr" fo:country="RS" officeooo:rsid="000aed6a"/>
    </style:style>
    <style:style style:name="T6" style:family="text">
      <style:text-properties fo:language="sr" fo:country="RS" officeooo:rsid="00109a1a"/>
    </style:style>
    <style:style style:name="T7" style:family="text">
      <style:text-properties officeooo:rsid="000f5370"/>
    </style:style>
    <style:style style:name="T8" style:family="text">
      <style:text-properties officeooo:rsid="00109a1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REZE – TEORIJSKI TEST1</text:p>
      <text:p text:style-name="P1"/>
      <text:p text:style-name="P2"><text:span text:style-name="T1">Рачунарска мрежа</text:span> је o телекомуникациони систем за пренос података који омогућава одређеном броју независних уређаја да међусобно комуницирају.</text:p>
      <text:p text:style-name="P2"/>
      <text:p text:style-name="P2">Зашто су рачунарске мреже интересантне? </text:p>
      <text:list xml:id="list3496974777" text:style-name="L1">
        <text:list-item>
          <text:p text:style-name="P4">Да се превазиђе географска удаљеност </text:p>
        </text:list-item>
        <text:list-item>
          <text:p text:style-name="P4">Да се омогући приступ подацима на другим уређајима </text:p>
        </text:list-item>
        <text:list-item>
          <text:p text:style-name="P4">Да се омогући раздвајање клијената (они који траже услуге) и сервера (они који те услуге пружају) </text:p>
        </text:list-item>
      </text:list>
      <text:p text:style-name="P2"/>
      <text:p text:style-name="P3">Рачунарске мреже пружају:</text:p>
      <text:list xml:id="list1756488913" text:style-name="L2">
        <text:list-item>
          <text:p text:style-name="P5">Приступ удаљеним рачунарима </text:p>
        </text:list-item>
        <text:list-item>
          <text:p text:style-name="P5">Употребу истих ресурса од стране различитих корисника</text:p>
        </text:list-item>
      </text:list>
      <text:p text:style-name="P3"><text:s/><text:tab/><text:tab/>пословни, "кућни", мобилни </text:p>
      <text:list xml:id="list232217507979842" text:continue-numbering="true" text:style-name="L2">
        <text:list-item>
          <text:p text:style-name="P5">Дељење скупих ресурса у локалној рачунарској мрежи: </text:p>
        </text:list-item>
      </text:list>
      <text:p text:style-name="P3"><text:tab/><text:tab/>штампачи, цртачи, архивски дискови, специјализовани процесори </text:p>
      <text:list xml:id="list232216562557118" text:continue-numbering="true" text:style-name="L2">
        <text:list-item>
          <text:p text:style-name="P5">Комуникациони канал у комуникацији човек-човек </text:p>
        </text:list-item>
        <text:list-item>
          <text:p text:style-name="P5">Друштвене мреже </text:p>
        </text:list-item>
        <text:list-item>
          <text:p text:style-name="P5">е-commerce </text:p>
        </text:list-item>
        <text:list-item>
          <text:p text:style-name="P5">Сензорске мреже, управљање пословним процесима, паметне куће ... </text:p>
        </text:list-item>
      </text:list>
      <text:p text:style-name="P3"/>
      <text:p text:style-name="P3">Пројектовање рачунарске мреже представља поступак повезивања чворова (node) рачунарске мреже путем веза (link) тако да чворови могу да размењују податке: </text:p>
      <text:list xml:id="list3538467040" text:style-name="L3">
        <text:list-item>
          <text:p text:style-name="P6">поуздано, </text:p>
        </text:list-item>
        <text:list-item>
          <text:p text:style-name="P6">на време, </text:p>
        </text:list-item>
        <text:list-item>
          <text:p text:style-name="P6">ефикасно, </text:p>
        </text:list-item>
        <text:list-item>
          <text:p text:style-name="P6">безбедно, </text:p>
        </text:list-item>
      </text:list>
      <text:p text:style-name="P3"/>
      <text:p text:style-name="P3">обезбеђујући заштиту приватности, не нарушавајући животну средину уз минималне трошкове.</text:p>
      <text:p text:style-name="P3"/>
      <text:p text:style-name="P3">Неопходно је дефинисати: </text:p>
      <text:list xml:id="list2709656483" text:style-name="L4">
        <text:list-item>
          <text:p text:style-name="P7">Архитектуру мреже, </text:p>
        </text:list-item>
        <text:list-item>
          <text:p text:style-name="P7">Протоколе, </text:p>
        </text:list-item>
        <text:list-item>
          <text:p text:style-name="P7">Апликације, </text:p>
        </text:list-item>
        <text:list-item>
          <text:p text:style-name="P7">Интерфејсе, </text:p>
        </text:list-item>
        <text:list-item>
          <text:p text:style-name="P7">Правила и начине коришћења </text:p>
        </text:list-item>
      </text:list>
      <text:p text:style-name="P3"/>
      <text:p text:style-name="P8">Повезивање чворова у рачунарској мрежи <text:span text:style-name="T2">(</text:span>Веза (link)<text:span text:style-name="T2">)</text:span> <text:span text:style-name="T4">р</text:span>азличитих карактеристика <text:span text:style-name="T4">доводи до:</text:span> </text:p>
      <text:list xml:id="list1462539478" text:style-name="L5">
        <text:list-item>
          <text:p text:style-name="P9">слабљење, кашњење, шум </text:p>
        </text:list-item>
        <text:list-item>
          <text:p text:style-name="P9">цена, пропусни опсег, максимална удаљеност пријемника и предајника </text:p>
        </text:list-item>
      </text:list>
      <text:p text:style-name="P8"/>
      <text:p text:style-name="P8">Начини повезивања </text:p>
      <text:list xml:id="list2442589434" text:style-name="L6">
        <text:list-item>
          <text:p text:style-name="P10"><text:span text:style-name="T8">С</text:span>ваки са сваким </text:p>
        </text:list-item>
        <text:list-item>
          <text:p text:style-name="P10"><text:span text:style-name="T8">П</text:span>рименом дељене инфраструктуре </text:p>
        </text:list-item>
      </text:list>
      <text:p text:style-name="P8"/>
      <text:p text:style-name="P11"/>
      <text:p text:style-name="P11"/>
      <text:p text:style-name="P11"/>
      <text:p text:style-name="P11"/>
      <text:p text:style-name="P11"/>
      <text:p text:style-name="P20"><text:soft-page-break/>РАЧУНАРСКА МРЕЖА </text:p>
      <text:p text:style-name="P11">Омогућавају размену информација (података) између различитих уређаја, најчешће рачунара <text:span text:style-name="T7">са</text:span> сервер<text:span text:style-name="T7">ом</text:span>, лаптоп<text:span text:style-name="T7">ом</text:span>, таблет<text:span text:style-name="T7">ом</text:span>, мобилни теле<text:span text:style-name="T7">ф</text:span>он<text:span text:style-name="T7">ом.</text:span> Користе различите технологије o на пример технологије за повезивање чворова мреже </text:p>
      <text:list xml:id="list2743631535" text:style-name="L7">
        <text:list-item>
          <text:p text:style-name="P12"><text:span text:style-name="T8">Б</text:span>акарне жице, </text:p>
        </text:list-item>
        <text:list-item>
          <text:p text:style-name="P12"><text:span text:style-name="T8">О</text:span>птичка влакна, </text:p>
        </text:list-item>
        <text:list-item>
          <text:p text:style-name="P12"><text:span text:style-name="T8">Р</text:span>адио таласи, </text:p>
        </text:list-item>
        <text:list-item>
          <text:p text:style-name="P12"><text:span text:style-name="T8">С</text:span>ателити ... </text:p>
        </text:list-item>
      </text:list>
      <text:p text:style-name="P11"/>
      <text:p text:style-name="P11"><text:span text:style-name="T9">Универзалне намене</text:span> – нису намењене само за специфичне типове података, групе чворова или за коришћење унапред одабране технологије.</text:p>
      <text:p text:style-name="P11"/>
      <text:p text:style-name="P13">Да би рачунарске мреже оствариле своје задатке приликом сваког преноса података морају да дају одговор на два питања: </text:p>
      <text:list xml:id="list1532219887" text:style-name="L8">
        <text:list-item>
          <text:p text:style-name="P14"><text:span text:style-name="T8">П</text:span>итање именовања/адресирања </text:p>
          <text:list>
            <text:list-item>
              <text:p text:style-name="P14">како наћи адресу онога са ким желимо да комуницирамо (Коме?) </text:p>
            </text:list-item>
          </text:list>
        </text:list-item>
        <text:list-item>
          <text:p text:style-name="P14"><text:span text:style-name="T8">П</text:span>итање прослеђивања/рутирања </text:p>
          <text:list>
            <text:list-item>
              <text:p text:style-name="P14">како тамо стићи (Којим путем?) </text:p>
            </text:list-item>
          </text:list>
        </text:list-item>
      </text:list>
      <text:p text:style-name="P13"/>
      <text:p text:style-name="P19">ИМЕНОВАЊЕ / АДРЕСИРАЊЕ </text:p>
      <text:p text:style-name="P13">Питање проналажења имена или адресе учесника комуникације. Адреса је низ битова или бајтова који идентификују учеснике у комуникацији.</text:p>
      <text:p text:style-name="P13"><text:span text:style-name="T9">Типови адреса (1/2):</text:span> </text:p>
      <text:list xml:id="list398683756" text:style-name="L9">
        <text:list-item>
          <text:p text:style-name="P16"><text:span text:style-name="T3">U</text:span>nicast (индивидуалне) </text:p>
          <text:list>
            <text:list-item>
              <text:p text:style-name="P15">омогућава адресирање највише једног учесника комуникације (један интерфејс на уређају који се налази на пријемној страни) </text:p>
            </text:list-item>
          </text:list>
        </text:list-item>
        <text:list-item>
          <text:p text:style-name="P16"><text:span text:style-name="T3">B</text:span>roadcast (опште) </text:p>
          <text:list>
            <text:list-item>
              <text:p text:style-name="P15">омогућава истовремено адресирање свих учесника у комуникацији у оквиру неке рачунарске мреже - најчешће се користи унутар локалних мрежа </text:p>
            </text:list-item>
          </text:list>
        </text:list-item>
        <text:list-item>
          <text:p text:style-name="P16"><text:span text:style-name="T3">M</text:span>ulticast (групне) </text:p>
          <text:list>
            <text:list-item>
              <text:p text:style-name="P15">могућава адресирање неког подскупа скупа учесника у комуникацији у оквиру рачунарске мреже </text:p>
            </text:list-item>
          </text:list>
        </text:list-item>
        <text:list-item>
          <text:p text:style-name="P16"><text:span text:style-name="T3">A</text:span>nycast (групне потенцијалне) </text:p>
          <text:list>
            <text:list-item>
              <text:p text:style-name="P15">омогућава адресирање неког подскупа скупа учесника у комуникацији у оквиру рачунарске мреже - при чему се порука прослеђује само једном учеснику у комуникацији, који се одређује у зависности од тренутног стања рачунарске мреже</text:p>
            </text:list-item>
          </text:list>
        </text:list-item>
      </text:list>
      <text:p text:style-name="P13"/>
      <text:p text:style-name="P21">ПРОСЛЕЂИВАЊЕ / РУТИРАЊЕ </text:p>
      <text:p text:style-name="P17"><text:span text:style-name="T10">Рутирање</text:span> представља процес доношења одлуке где у датом тренутку усмерити пакет података, како би он на крају био испоручен на жељену адресу. Адреса одредишта мора у себи да садржи довољно информација на основу којих ће бити могуће да се та одлука донесе Задатак уређаја који врши рутирање је да: </text:p>
      <text:list xml:id="list3249239884" text:style-name="L10">
        <text:list-item>
          <text:p text:style-name="P18"><text:span text:style-name="T6">П</text:span>ронађе суседе којима може проследити пакет и </text:p>
        </text:list-item>
        <text:list-item>
          <text:p text:style-name="P18"><text:span text:style-name="T6">Д</text:span>а формира табеле са подацима који су неопходни да би се донела одлука о томе коме суседу треба проследити пакет 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4T15:26:30.965000000</meta:creation-date>
    <dc:date>2024-03-18T23:22:16.275000000</dc:date>
    <meta:editing-duration>PT6M24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61" meta:word-count="500" meta:character-count="3473" meta:non-whitespace-character-count="3015"/>
  </office:meta>
</office:document-meta>
</file>